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èmes rencontrés</text:p>
      <text:p text:style-name="Standard"/>
      <text:p text:style-name="Standard"><text:line-break/>Les comportements différent à cause :<text:line-break/> - de la suppression de DevExpress<text:line-break/> - d'une création de fiche différente avec Lazarus<text:line-break/> - éventuellement d'un manque d'amélioration des composants Extended à me demander</text:p>
      <text:p text:style-name="Standard"/>
      <text:p text:style-name="Standard">IL faut enlever les captions de certains boutons du genre TFW, TFS, TFB</text:p>
      <text:p text:style-name="Standard"/>
      <text:p text:style-name="Standard">Mauvais caractères sur le lfm de la saisie rapide, individu identité.</text:p>
      <text:p text:style-name="Standard">Problèmes de hiérarchie de composants pour form import gedcom, form export gedcom, individu event life.</text:p>
      <text:p text:style-name="Standard"/>
      <text:p text:style-name="Standard">Bibliothèque multimédia, champ non trouvé</text:p>
      <text:p text:style-name="Standard"/>
      <text:p text:style-name="Standard">Problèmes avec les splitters dans environnement familial.</text:p>
      <text:p text:style-name="Standard"/>
      <text:p text:style-name="Standard">Histoire import, Groupe Indis, delete import gedcom, Bibliothèque multimédia : Floating</text:p>
      <text:p text:style-name="Standard"/>
      <text:p text:style-name="Standard">Form Main Read Error</text:p>
      <text:p text:style-name="Standard"/>
      <text:p text:style-name="Standard">Capture Photo, Vidéo, Scanner à refaire</text:p>
      <text:p text:style-name="Standard"/>
      <text:p text:style-name="Standard">Liste cousinage : TabControl en TPanel</text:p>
      <text:p text:style-name="Standard"/>
      <text:p text:style-name="Standard">Boutons disponibles :</text:p>
      <text:p text:style-name="Standard">TFWRefresh,TFWZoom,TFWZoomLess,TFWZoomMore,TXAZoomAll</text:p>
      <text:p text:style-name="Standard">TXAHistoric,TXAContribution,TXAReinit,TXACalendar</text:p>
      <text:p text:style-name="Standard"/>
      <text:p text:style-name="Standard">Utilisation de fonctions_image pour les images. Sauve directement le fichier dans la base.</text:p>
      <text:p text:style-name="Standard">Les événements OnMouseLeave et OnMouseEnter sont à renseigner de nouveau.</text:p>
      <text:p text:style-name="Standard">Les Popup d'éditions sont à vérifier.</text:p>
      <text:p text:style-name="Standard"/>
      <text:h text:style-name="Heading_20_2" text:outline-level="2">Remarques</text:h>
      <text:p text:style-name="Standard"/>
      <text:p text:style-name="Standard">Les composants Rx doivent être téléchargés au 29 juillet 2012.</text:p>
      <text:p text:style-name="Standard">Mettre toute image répétée au moins 2 fois dans un composant Ancestromania.</text:p>
      <text:p text:style-name="Standard">Il faut effacer les splitters pour les remettre.</text:p>
      <text:p text:style-name="Standard">Utiliser les IsEmpty au lieu de Recordcount=0 ou Recordcount&gt;0</text:p>
      <text:p text:style-name="Standard">Qu'est-ce qui est stocké dans les grilles ?</text:p>
      <text:p text:style-name="Standard">Créer plus de fonctions et utiliser le with</text:p>
      <text:p text:style-name="Standard">Utiliser const et var pour les paramètres</text:p>
      <text:p text:style-name="Standard">Utiliser assign au lieu d'affecter directement le pointeur : Cela crée des problèmes de mémoires.</text:p>
      <text:p text:style-name="Standard">Passage de la couleur de fond en clWindow, de clNavy en clCaptionText, clBlack en clWindowText</text:p>
      <text:p text:style-name="Standard">IL faut revoire les dbpictcombos.</text:p>
      <text:p text:style-name="Standard"><text:soft-page-break/>Il est possible que les données soient mal lues à cause de trous de mémoire.</text:p>
      <text:p text:style-name="Standard">Faire attention aux descendants de Tfield restant dans les queries de la fiche. Ça empêche la lecture des champs.</text:p>
      <text:p text:style-name="Standard">Ne pas compresser l'exe car cela doit prendre de la place mémoire pour décompresser.</text:p>
      <text:p text:style-name="Standard">Il y a plusieurs créations répétées des mêmes fich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GIROUX</meta:initial-creator>
    <meta:creation-date>2012-04-29T04:46:22</meta:creation-date>
    <meta:generator>LibreOffice/3.5$Linux_x86 LibreOffice_project/350m1$Build-2</meta:generator>
    <dc:date>2012-09-28T12:43:58</dc:date>
    <meta:editing-duration>PT7H30M25S</meta:editing-duration>
    <meta:editing-cycles>63</meta:editing-cycles>
    <dc:creator>Matthieu GIROUX</dc:creator>
    <meta:document-statistic meta:table-count="0" meta:image-count="0" meta:object-count="0" meta:page-count="2" meta:paragraph-count="32" meta:word-count="300" meta:character-count="2008" meta:non-whitespace-character-count="1736"/>
  </office:meta>
</office:document-meta>
</file>